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.25cm"/>
      <style:paragraph-properties style:writing-mode="lr-tb"/>
    </style:style>
    <style:style style:name="gr3" style:family="graphic" style:parent-style-name="objectwithoutfill">
      <style:graphic-properties svg:stroke-width="0.2cm" svg:stroke-color="#55308d" draw:marker-start-width="0.5cm" draw:marker-end="Linienspitzen_20_1" draw:marker-end-width="0.5cm" draw:fill="none" draw:textarea-vertical-align="middle" fo:padding-top="0.225cm" fo:padding-bottom="0.225cm" fo:padding-left="0.35cm" fo:padding-right="0.35cm"/>
      <style:paragraph-properties style:writing-mode="lr-tb"/>
    </style:style>
    <style:style style:name="gr4" style:family="graphic" style:parent-style-name="objectwithoutfill">
      <style:graphic-properties svg:stroke-width="0.3cm" svg:stroke-color="#55308d" draw:marker-start-width="0.65cm" draw:marker-end="Linienspitzen_20_1" draw:marker-end-width="0.65cm" draw:fill="none" draw:textarea-vertical-align="middle" fo:padding-top="0.275cm" fo:padding-bottom="0.275cm" fo:padding-left="0.4cm" fo:padding-right="0.4cm"/>
      <style:paragraph-properties style:writing-mode="lr-tb"/>
    </style:style>
    <style:style style:name="gr5" style:family="graphic" style:parent-style-name="objectwithoutfill">
      <style:graphic-properties svg:stroke-width="0.1cm" svg:stroke-color="#55308d" draw:marker-start-width="0.35cm" draw:marker-end="Linienspitzen_20_1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svg:stroke-width="0cm" svg:stroke-color="#55308d" draw:marker-start-width="0.2cm" draw:marker-end="Linienspitzen_20_1" draw:marker-end-width="0.2cm" draw:fill="none" draw:textarea-vertical-align="middle" fo:padding-top="0.125cm" fo:padding-bottom="0.125cm" fo:padding-left="0.25cm" fo:padding-right="0.25cm"/>
      <style:paragraph-properties style:writing-mode="lr-tb"/>
    </style:style>
    <style:style style:name="gr7" style:family="graphic" style:parent-style-name="objectwithoutfill">
      <style:graphic-properties svg:stroke-color="#55308d" draw:marker-end="Linienspitzen_20_1"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9" style:family="graphic" style:parent-style-name="objectwithoutfill">
      <style:graphic-properties svg:stroke-width="0.5cm" svg:stroke-color="#55308d" draw:marker-start-width="0.95cm" draw:marker-end="Linienspitzen_20_1" draw:marker-end-width="0.95cm" draw:fill="none" draw:textarea-vertical-align="middle" fo:padding-top="0.375cm" fo:padding-bottom="0.375cm" fo:padding-left="0.5cm" fo:padding-right="0.5cm"/>
      <style:paragraph-properties style:writing-mode="lr-tb"/>
    </style:style>
    <style:style style:name="gr10" style:family="graphic" style:parent-style-name="standard">
      <style:graphic-properties draw:fill="solid" draw:fill-color="#77bc65" draw:textarea-horizontal-align="justify" draw:textarea-vertical-align="middle" draw:auto-grow-height="false" fo:min-height="4.25cm" fo:min-width="23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13" style:family="graphic" style:parent-style-name="objectwithoutfill">
      <style:graphic-properties svg:stroke-width="0.2cm" svg:stroke-color="#000000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.1cm"/>
      <style:paragraph-properties style:writing-mode="lr-tb"/>
    </style:style>
    <style:style style:name="gr15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6.1cm"/>
      <style:paragraph-properties style:writing-mode="lr-tb"/>
    </style:style>
    <style:style style:name="gr16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7.5cm"/>
      <style:paragraph-properties style:writing-mode="lr-tb"/>
    </style:style>
    <style:style style:name="gr17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5.2cm"/>
      <style:paragraph-properties style:writing-mode="lr-tb"/>
    </style:style>
    <style:style style:name="gr18" style:family="graphic" style:parent-style-name="objectwithoutfill">
      <style:graphic-properties svg:stroke-width="0.15cm" svg:stroke-color="#000000" draw:marker-start-width="0.43cm" draw:marker-end="Linienspitzen_20_2" draw:marker-end-width="0.53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cm" svg:stroke-color="#000000" draw:marker-start-width="0.36cm" draw:marker-end="Linienspitzen_20_2" draw:marker-end-width="0.46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2.7cm"/>
      <style:paragraph-properties style:writing-mode="lr-tb"/>
    </style:style>
    <style:style style:name="gr21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5.9cm"/>
      <style:paragraph-properties style:writing-mode="lr-tb"/>
    </style:style>
    <style:style style:name="gr22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75cm" fo:min-width="23.7cm"/>
    </style:style>
    <style:style style:name="gr24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8cm"/>
      <style:paragraph-properties style:writing-mode="lr-tb"/>
    </style:style>
    <style:style style:name="gr25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5.5cm"/>
      <style:paragraph-properties style:writing-mode="lr-tb"/>
    </style:style>
    <style:style style:name="gr26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3.2cm"/>
      <style:paragraph-properties style:writing-mode="lr-tb"/>
    </style:style>
    <style:style style:name="gr27" style:family="graphic" style:parent-style-name="standard">
      <style:graphic-properties svg:stroke-color="#55308d" draw:fill="solid" draw:fill-color="#8e86ae" draw:textarea-horizontal-align="justify" draw:textarea-vertical-align="middle" draw:auto-grow-height="false" fo:min-height="0.75cm" fo:min-width="2.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77bc6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8e86ae"/>
      <style:paragraph-properties fo:text-align="center"/>
    </style:style>
    <style:style style:name="P1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nergie – Strukture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4" draw:layer="layout" svg:width="7.5cm" svg:height="2cm" svg:x="10.5cm" svg:y="1.5cm">
          <text:p text:style-name="P3">Elektrisc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7.5cm" svg:height="2cm" svg:x="10.5cm" svg:y="7cm">
          <text:p text:style-name="P3">Chem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7.5cm" svg:height="2cm" svg:x="10.501cm" svg:y="12.301cm">
          <text:p text:style-name="P3">Wär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7.5cm" svg:height="2cm" svg:x="18.401cm" svg:y="4.101cm">
          <text:p text:style-name="P3">Beweg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6" draw:layer="layout" svg:width="6.499cm" svg:height="3.999cm" svg:x="5.5cm" svg:y="3cm" svg:viewBox="0 0 6500 4000" svg:d="M0 0c1500 3000 6500 4000 6500 4000">
          <text:p text:style-name="P5">Pflanze <text:s text:c="39"/></text:p>
          <text:p text:style-name="P5"/>
        </draw:path>
        <draw:path draw:style-name="gr4" draw:text-style-name="P6" draw:layer="layout" svg:width="2.499cm" svg:height="0.6cm" svg:x="17.2cm" svg:y="3.3cm" svg:viewBox="0 0 2500 601" svg:d="M0 0c1800 601 2500 601 2500 601">
          <text:p text:style-name="P5"/>
          <text:p text:style-name="P5">Elektromotor <text:s text:c="25"/></text:p>
        </draw:path>
        <draw:path draw:style-name="gr5" draw:text-style-name="P6" draw:layer="layout" svg:width="2.576cm" svg:height="1.146cm" svg:x="17.423cm" svg:y="6cm" svg:viewBox="0 0 2577 1147" svg:d="M0 1147c1077-147 2577-1147 2577-1147">
          <text:p text:style-name="P5">Verbrennungsmotor <text:s text:c="26"/></text:p>
          <text:p text:style-name="P5"/>
        </draw:path>
        <draw:path draw:style-name="gr6" draw:text-style-name="P6" draw:layer="layout" svg:width="2.999cm" svg:height="1.133cm" svg:x="18.5cm" svg:y="2.366cm" svg:viewBox="0 0 3000 1134" svg:d="M3000 1134c-500-1173-3000-1134-3000-1134">
          <text:p text:style-name="P5">Generator</text:p>
          <text:p text:style-name="P5"/>
          <text:p text:style-name="P5"/>
          <text:p text:style-name="P5"/>
        </draw:path>
        <draw:path draw:style-name="gr7" draw:text-style-name="P6" draw:layer="layout" svg:width="6.999cm" svg:height="6.199cm" svg:x="17cm" svg:y="6.101cm" svg:viewBox="0 0 7000 6200" svg:d="M0 6200c6000-3301 7000-6200 7000-6200">
          <text:p text:style-name="P5"><text:s text:c="43"/>Wärme-Kraft-</text:p>
          <text:p text:style-name="P5"><text:s text:c="45"/>maschine</text:p>
        </draw:path>
        <draw:custom-shape draw:style-name="gr8" draw:text-style-name="P3" draw:layer="layout" svg:width="6.5cm" svg:height="1.5cm" svg:x="0.9cm" svg:y="0.8cm">
          <text:p text:style-name="P3">Sonne</text:p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3.499cm" svg:height="0.381cm" svg:x="8.5cm" svg:y="1.594cm" svg:viewBox="0 0 3500 382" svg:d="M0 0c1500-12 3500 382 3500 382">
          <text:p text:style-name="P5"/>
          <text:p text:style-name="P5"/>
          <text:p text:style-name="P5">Solarzelle <text:s text:c="13"/></text:p>
        </draw:path>
        <draw:path draw:style-name="gr5" draw:text-style-name="P6" draw:layer="layout" svg:width="1.249cm" svg:height="3.186cm" svg:x="15.25cm" svg:y="9.114cm" svg:viewBox="0 0 1250 3187" svg:d="M0 0c250 1386 1250 3187 1250 3187">
          <text:p text:style-name="P5">Verbrennung <text:s text:c="23"/></text:p>
        </draw:path>
        <draw:path draw:style-name="gr3" draw:text-style-name="P6" draw:layer="layout" svg:width="1.777cm" svg:height="8.999cm" svg:x="9.722cm" svg:y="3.5cm" svg:viewBox="0 0 1778 9000" svg:d="M1778 0c-4000 4500 0 9000 0 9000">
          <text:p text:style-name="P5"/>
          <text:p text:style-name="P5"/>
          <text:p text:style-name="P5"/>
          <text:p text:style-name="P5">Wärmepumpe <text:s text:c="36"/></text:p>
        </draw:path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0" draw:text-style-name="P7" draw:layer="layout" svg:width="24cm" svg:height="4.5cm" svg:x="1.8cm" svg:y="8.9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265cm" svg:height="0.962cm" svg:x="1.735cm" svg:y="8cm">
          <draw:text-box>
            <text:p>Pflanzenzelle</text:p>
          </draw:text-box>
        </draw:frame>
        <draw:custom-shape draw:style-name="gr12" draw:text-style-name="P5" draw:layer="layout" svg:width="3.5cm" svg:height="1cm" svg:x="2cm" svg:y="9cm">
          <text:p text:style-name="P5">Sonne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6cm" svg:y1="9.5cm" svg:x2="8cm" svg:y2="9.5cm">
          <text:p/>
        </draw:line>
        <draw:custom-shape draw:style-name="gr14" draw:text-style-name="P10" draw:layer="layout" svg:width="3.6cm" svg:height="1cm" svg:x="8.4cm" svg:y="9cm">
          <text:p text:style-name="P5">Pigment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2.55cm" svg:y1="9.5cm" svg:x2="14.55cm" svg:y2="9.5cm">
          <text:p/>
        </draw:line>
        <draw:custom-shape draw:style-name="gr15" draw:text-style-name="P10" draw:layer="layout" svg:width="6.6cm" svg:height="1cm" svg:x="14.9cm" svg:y="9cm">
          <text:p text:style-name="P5">Angeregtes Elektron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2.4cm" svg:y1="9.5cm" svg:x2="24.4cm" svg:y2="9.5cm">
          <text:p/>
        </draw:line>
        <draw:line draw:style-name="gr13" draw:text-style-name="P9" draw:layer="layout" svg:x1="25.05cm" svg:y1="10.1cm" svg:x2="25cm" svg:y2="11.7cm">
          <text:p/>
        </draw:line>
        <draw:custom-shape draw:style-name="gr16" draw:text-style-name="P10" draw:layer="layout" svg:width="8cm" svg:height="1cm" svg:x="17.3cm" svg:y="12cm">
          <text:p text:style-name="P5">Elektr. Membranspannung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7cm" svg:height="1cm" svg:x="8.9cm" svg:y="12cm">
          <text:p text:style-name="P5">Protonengradient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6.85cm" svg:y1="12.5cm" svg:x2="15cm" svg:y2="12.5cm">
          <text:p/>
        </draw:line>
        <draw:line draw:style-name="gr19" draw:text-style-name="P9" draw:layer="layout" svg:x1="8.288cm" svg:y1="12.5cm" svg:x2="6.438cm" svg:y2="12.5cm">
          <text:p/>
        </draw:line>
        <draw:custom-shape draw:style-name="gr20" draw:text-style-name="P10" draw:layer="layout" svg:width="3.2cm" svg:height="1cm" svg:x="2.3cm" svg:y="12cm">
          <text:p text:style-name="P5">ATP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2.7cm" svg:y1="11.8cm" svg:x2="2.7cm" svg:y2="11cm">
          <text:p/>
        </draw:line>
        <draw:line draw:style-name="gr19" draw:text-style-name="P9" draw:layer="layout" svg:x1="2.7cm" svg:y1="11cm" svg:x2="5.363cm" svg:y2="11cm">
          <text:p/>
        </draw:line>
        <draw:custom-shape draw:style-name="gr21" draw:text-style-name="P10" draw:layer="layout" svg:width="6.4cm" svg:height="1cm" svg:x="5.8cm" svg:y="10.5cm">
          <text:p text:style-name="P5">Kohlenstofffixierung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18cm" svg:y1="11cm" svg:x2="20.075cm" svg:y2="11cm">
          <text:p/>
        </draw:line>
        <draw:custom-shape draw:style-name="gr22" draw:text-style-name="P10" draw:layer="layout" svg:width="3.5cm" svg:height="1cm" svg:x="20.5cm" svg:y="10.5cm">
          <text:p text:style-name="P5">Holz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279cm" svg:height="0.962cm" svg:x="1.736cm" svg:y="0.8cm">
          <draw:text-box>
            <text:p>Solarzelle</text:p>
          </draw:text-box>
        </draw:frame>
        <draw:custom-shape draw:style-name="gr23" draw:text-style-name="P5" draw:layer="layout" svg:width="24.2cm" svg:height="4cm" svg:x="1.8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cm" svg:height="1cm" svg:x="2cm" svg:y="2.1cm">
          <text:p text:style-name="P5">Sonne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5.95cm" svg:y1="2.6cm" svg:x2="7.95cm" svg:y2="2.6cm">
          <text:p/>
        </draw:line>
        <draw:custom-shape draw:style-name="gr14" draw:text-style-name="P10" draw:layer="layout" svg:width="3.6cm" svg:height="1cm" svg:x="8.4cm" svg:y="2.1cm">
          <text:p text:style-name="P5">Pigment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2.5cm" svg:y1="2.6cm" svg:x2="14.5cm" svg:y2="2.6cm">
          <text:p/>
        </draw:line>
        <draw:custom-shape draw:style-name="gr15" draw:text-style-name="P10" draw:layer="layout" svg:width="6.6cm" svg:height="1cm" svg:x="14.9cm" svg:y="2.1cm">
          <text:p text:style-name="P5">Angeregtes Elektron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2.35cm" svg:y1="2.6cm" svg:x2="24.35cm" svg:y2="2.6cm">
          <text:p/>
        </draw:line>
        <draw:line draw:style-name="gr13" draw:text-style-name="P9" draw:layer="layout" svg:x1="25.044cm" svg:y1="2.55cm" svg:x2="24.994cm" svg:y2="4.15cm">
          <text:p/>
        </draw:line>
        <draw:custom-shape draw:style-name="gr24" draw:text-style-name="P10" draw:layer="layout" svg:width="8.5cm" svg:height="1cm" svg:x="17cm" svg:y="4.6cm">
          <text:p text:style-name="P5">Spannung quer Photodiode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cm" svg:height="1cm" svg:x="8.5cm" svg:y="4.6cm">
          <text:p text:style-name="P5">Metallischer Leiter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6.688cm" svg:y1="5.1cm" svg:x2="14.838cm" svg:y2="5.1cm">
          <text:p/>
        </draw:line>
        <draw:line draw:style-name="gr19" draw:text-style-name="P9" draw:layer="layout" svg:x1="8.313cm" svg:y1="5.1cm" svg:x2="6.463cm" svg:y2="5.1cm">
          <text:p/>
        </draw:line>
        <draw:custom-shape draw:style-name="gr26" draw:text-style-name="P10" draw:layer="layout" svg:width="3.7cm" svg:height="1cm" svg:x="2.3cm" svg:y="4.6cm">
          <text:p text:style-name="P5">Industrie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12.726cm" svg:y1="11cm" svg:x2="13.75cm" svg:y2="11cm">
          <text:p/>
        </draw:line>
        <draw:custom-shape draw:style-name="gr27" draw:text-style-name="P10" draw:layer="layout" svg:width="3.4cm" svg:height="1cm" svg:x="14.1cm" svg:y="10.5cm">
          <text:p text:style-name="P5">Gluco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02:36:03.050440870</meta:creation-date>
    <meta:generator>LibreOffice/7.4.7.2$Linux_X86_64 LibreOffice_project/40$Build-2</meta:generator>
    <dc:date>2023-11-04T03:50:54.168602752</dc:date>
    <meta:editing-duration>PT1H3M55S</meta:editing-duration>
    <meta:editing-cycles>74</meta:editing-cycles>
    <meta:document-statistic meta:object-count="77"/>
  </office:meta>
</office:document-meta>
</file>